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2];0)" office:value-type="float" office:value="20">
            <text:p>20</text:p>
          </table:table-cell>
          <table:table-cell table:formula="oooc:=[.K2]/[.K10]" office:value-type="percentage" office:value="0.140845070422535">
            <text:p>14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2112676056338">
            <text:p>85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2];1)" office:value-type="float" office:value="18">
            <text:p>18</text:p>
          </table:table-cell>
          <table:table-cell table:formula="oooc:=[.K5]/[.K10]" office:value-type="percentage" office:value="0.126760563380282">
            <text:p>12,7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2];2)" office:value-type="float" office:value="13">
            <text:p>13</text:p>
          </table:table-cell>
          <table:table-cell table:style-name="ce15" table:formula="oooc:=[.K6]/[.K10]" office:value-type="percentage" office:value="0.0915492957746479">
            <text:p>9,2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2];3)" office:value-type="float" office:value="90">
            <text:p>90</text:p>
          </table:table-cell>
          <table:table-cell table:style-name="ce15" table:formula="oooc:=([.K7]/[.K10])" office:value-type="percentage" office:value="0.633802816901409">
            <text:p>63,4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2])" office:value-type="float" office:value="57">
            <text:p>57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2">
            <text:p>142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8">18/02/2007</text:date>, <text:time>10.51.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2-18T10:51:09</dc:date>
    <dc:language>it-IT</dc:language>
    <meta:editing-cycles>113</meta:editing-cycles>
    <meta:editing-duration>P3DT3H48M16S</meta:editing-duration>
    <meta:user-defined meta:name="Info 1"/>
    <meta:user-defined meta:name="Info 2"/>
    <meta:user-defined meta:name="Info 3"/>
    <meta:user-defined meta:name="Info 4"/>
    <meta:document-statistic meta:table-count="3" meta:cell-count="796"/>
  </office:meta>
</office:document-meta>
</file>